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7.1 Describe how the early years practitioner supports a child to prepare for a planned hospital stay</text:span></text:p>
      <text:p text:style-name="P2"><text:span text:style-name="T1">The practitioner's role in preparing the child for a planned hospital stay. They could discuss what the child will need to pack for the hospital to make sure that they fully understand what they need and why they will need it. They should also do this because this helps the children to feel better about they have to do. The practitioners could also bring in some themed toys that they child could play with to help them understand what they are going to go through and how to express how they are feeling, if they are feeling sad then they will be able to explain it to the keyworker that is looking after them.<text:s text:c="2"/></text:span></text:p>
      <text:p text:style-name="P2"><text:span text:style-name="T1">The practitioner should also be making sure that they make a circle time that can help explain to them why they are going to hospital and why the child won't be in the setting for a while, they could also do this with books that the child can read on their own and help them to understand it in their own way. The practitioner could also do some activity sheets with the child as to make sure that they understand what they are doing and why they need to go to the hospital, they should also be able to understand how a hospital works and what they will need to do when they come in. The practitioner should also make sure that they are giving the child plently of reassurance as this is a scary time for the child and they don't know what's going to happen to them or how long they will be in the hospital.<text:s text:c="3"/></text:span></text:p>
      <text:p text:style-name="P3"><text:span text:style-name="T2"/></text:p>
      <text:p text:style-name="P4"><text:span text:style-name="T3"><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